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aphikLC" svg:font-family="GraphikLC"/>
    <style:font-face style:name="GraphikLC1" svg:font-family="GraphikLC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7518" officeooo:paragraph-rsid="001c7518"/>
    </style:style>
    <style:style style:name="P2" style:family="paragraph" style:parent-style-name="Standard">
      <style:text-properties fo:color="#000000" loext:opacity="100%" officeooo:rsid="001c7518" officeooo:paragraph-rsid="001c7518"/>
    </style:style>
    <style:style style:name="P3" style:family="paragraph" style:parent-style-name="Standard">
      <style:text-properties fo:font-weight="bold" officeooo:rsid="001c7518" officeooo:paragraph-rsid="001c7518" style:font-weight-asian="bold" style:font-weight-complex="bold"/>
    </style:style>
    <style:style style:name="T1" style:family="text">
      <style:text-properties fo:font-variant="normal" fo:text-transform="none" fo:color="#0055b5" loext:opacity="100%" style:font-name="GraphikLC" fo:font-size="10.5pt" fo:letter-spacing="normal" fo:language="en" fo:country="US" fo:font-style="normal" fo:font-weight="normal"/>
    </style:style>
    <style:style style:name="T2" style:family="text">
      <style:text-properties fo:font-variant="normal" fo:text-transform="none" fo:color="#c9211e" loext:opacity="100%" style:font-name="GraphikLC" fo:font-size="10.5pt" fo:letter-spacing="normal" fo:language="en" fo:country="US" fo:font-style="normal" fo:font-weight="normal"/>
    </style:style>
    <style:style style:name="T3" style:family="text">
      <style:text-properties fo:font-variant="normal" fo:text-transform="none" style:font-name="GraphikLC" fo:font-size="10.5pt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loext:opacity="100%" style:font-name="GraphikLC" fo:font-size="10.5pt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loext:opacity="100%" style:text-position="sub 58%" style:font-name="GraphikLC" fo:font-size="10.5pt" fo:letter-spacing="normal" fo:language="en" fo:country="US" fo:font-style="normal" fo:font-weight="normal"/>
    </style:style>
    <style:style style:name="T6" style:family="text">
      <style:text-properties fo:font-variant="normal" fo:text-transform="none" style:text-position="sub 58%" style:font-name="GraphikLC" fo:font-size="10.5pt" fo:letter-spacing="normal" fo:language="en" fo:country="US" fo:font-style="normal" fo:font-weight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fo:language="en" fo:country="US"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 loext:opacity="100%" fo:language="en" fo:country="US"/>
    </style:style>
    <style:style style:name="T14" style:family="text">
      <style:text-properties fo:color="#000000" loext:opacity="100%"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: Сформулируйте необходимое и достаточное условие точки локального минимума функции от 1 переменной.</text:p>
      <text:p text:style-name="P1"/>
      <text:p text:style-name="P1">Ответ: </text:p>
      <text:p text:style-name="P1"/>
      <text:p text:style-name="P1"><text:span text:style-name="T12">Необходимое условие локального экстремума:</text:span> Если функция<text:span text:style-name="T7"> y=f(x) </text:span>имеет экстремум в точке <text:span text:style-name="T7">x</text:span><text:span text:style-name="T10">0</text:span>, то ее производная<text:span text:style-name="T7"> f’(x</text:span><text:span text:style-name="T11">0</text:span><text:span text:style-name="T7">) </text:span>либо равна нулю, либо не существует.</text:p>
      <text:p text:style-name="P1"/>
      <text:p text:style-name="P3">Достаточное условие экстремума<text:span text:style-name="T7">:</text:span><text:span text:style-name="T14"> </text:span></text:p>
      <text:p text:style-name="P1"><text:span text:style-name="T4">1. функция непрерывна в окрестности точки x</text:span><text:span text:style-name="T5">0</text:span><text:span text:style-name="T4">;</text:span></text:p>
      <text:p text:style-name="P2"><text:span text:style-name="T3">2. f’(x</text:span><text:span text:style-name="T6">0</text:span><text:span text:style-name="T3">) = 0 или <text:s/>не существует;</text:span></text:p>
      <text:p text:style-name="P2"><text:span text:style-name="T3">3. производная f’(x</text:span><text:span text:style-name="T6">0</text:span><text:span text:style-name="T3">) при переходе через точку x</text:span><text:span text:style-name="T6">0</text:span><text:span text:style-name="T3"> меняет свой знак.</text:span></text:p>
      <text:p text:style-name="P2"/>
      <text:p text:style-name="P1"/>
      <text:p text:style-name="P1"/>
      <text:p text:style-name="P1">Вопрос: Как происходит уменьшение отрезка локализации точки минимума функции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raphikLC" svg:font-family="GraphikLC"/>
    <style:font-face style:name="GraphikLC1" svg:font-family="GraphikLC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23:15:47.538000000</dc:date>
    <meta:editing-duration>PT9M29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8" meta:word-count="73" meta:character-count="519" meta:non-whitespace-character-count="451"/>
  </office:meta>
</office:document-meta>
</file>